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MainCode/dialog-lb.xml" manifest:media-type="text/xml"/>
  <manifest:file-entry manifest:full-path="Dialogs/InterfaceDialog/dialog-lb.xml" manifest:media-type="text/xml"/>
  <manifest:file-entry manifest:full-path="Dialogs/InterfaceDialog/DlgDatBarang.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MainCode/script-lb.xml" manifest:media-type="text/xml"/>
  <manifest:file-entry manifest:full-path="Basic/MainCode/Module1.xml" manifest:media-type="text/xml"/>
  <manifest:file-entry manifest:full-path="Basic/MainCode/FindContent.xml" manifest:media-type="text/xml"/>
  <manifest:file-entry manifest:full-path="Basic/InterfaceDialog/script-lb.xml" manifest:media-type="text/xml"/>
  <manifest:file-entry manifest:full-path="Basic/InterfaceDialog/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9.69pt"/>
    </style:style>
    <style:style style:name="co2" style:family="table-column">
      <style:table-column-properties fo:break-before="auto" style:column-width="143.55pt"/>
    </style:style>
    <style:style style:name="co3" style:family="table-column">
      <style:table-column-properties fo:break-before="auto" style:column-width="114.24pt"/>
    </style:style>
    <style:style style:name="co4" style:family="table-column">
      <style:table-column-properties fo:break-before="auto" style:column-width="64.01pt"/>
    </style:style>
    <style:style style:name="co5" style:family="table-column">
      <style:table-column-properties fo:break-before="auto" style:column-width="159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57.4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ext-properties style:font-name="Liberation Serif" fo:font-size="6.80000019073486pt" fo:language="en" fo:country="US" style:font-name-asian="DejaVu Sans" style:font-size-asian="6.80000019073486pt" style:language-asian="en" style:country-asian="US" style:font-size-complex="6.80000019073486pt" style:language-complex="en" style:country-complex="US"/>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ar" style:country-complex="SA"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ar" style:country-complex="SA" style:font-style-complex="normal" style:font-weight-complex="normal" style:text-emphasize="none" style:font-relief="none" style:text-overline-style="none" style:text-overline-color="font-color"/>
    </style:style>
    <style:style style:name="gr1" style:family="graphic">
      <style:graphic-properties draw:textarea-vertical-align="middle"/>
    </style:style>
    <style:style style:name="gr2" style:family="graphic">
      <style:graphic-properties fo:background-color="#ffffff" fo:border="none"/>
    </style:style>
    <style:style style:name="P1" style:family="paragraph">
      <style:paragraph-properties fo:text-align="start"/>
      <style:text-properties style:text-line-through-style="none" style:text-line-through-type="none" fo:font-style="normal" style:text-underline-style="none"/>
    </style:style>
    <style:style style:name="P2" style:family="paragraph">
      <style:paragraph-properties fo:text-align="start"/>
    </style:style>
    <style:style style:name="P3" style:family="paragraph">
      <style:paragraph-properties fo:text-align="center"/>
    </style:style>
    <style:style style:name="P4" style:family="paragraph">
      <style:paragraph-properties fo:text-align="center"/>
      <style:text-properties fo:color="#3333ff"/>
    </style:style>
  </office:automatic-styles>
  <office:body>
    <office:spreadsheet>
      <table:calculation-settings table:automatic-find-labels="false"/>
      <table:table table:name="Data Barang"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Kode Barang" form:control-implementation="ooo:com.sun.star.form.component.TextField" xml:id="control1" form:id="control1" form:convert-empty-to-null="true" form:linked-cell="'Data Barang'.A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Kode Barang" form:control-implementation="ooo:com.sun.star.form.component.FixedText" xml:id="control2" form:id="control2" form:label="Kode Barang"/>
            <form:text form:name="Nama Barang" form:control-implementation="ooo:com.sun.star.form.component.TextField" xml:id="control3" form:id="control3" form:convert-empty-to-null="true" form:linked-cell="'Data Barang'.B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Nama Barang" form:control-implementation="ooo:com.sun.star.form.component.FixedText" xml:id="control4" form:id="control4" form:label="Nama Barang"/>
            <form:text form:name="Satuan" form:control-implementation="ooo:com.sun.star.form.component.TextField" xml:id="control5" form:id="control5" form:convert-empty-to-null="true" form:linked-cell="'Data Barang'.C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Satuan" form:control-implementation="ooo:com.sun.star.form.component.FixedText" xml:id="control6" form:id="control6" form:label="Satuan"/>
            <form:button form:name="Cek" form:control-implementation="ooo:com.sun.star.form.component.CommandButton" xml:id="control7" form:id="control7" form:label="Cek" office:target-frame="" xlink:href="" form:image-data="" form:delay-for-repeat="PT0.050000000S" form:image-position="center">
              <form:properties>
                <form:property form:property-name="DefaultControl" office:value-type="string" office:string-value="com.sun.star.form.control.CommandButton"/>
              </form:properties>
            </form:button>
            <form:text form:name="Text Box 1" form:control-implementation="ooo:com.sun.star.form.component.TextField" xml:id="control8" form:id="control8" form:convert-empty-to-null="true" form:linked-cell="'Data Barang'.A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name="Ok" form:control-implementation="ooo:com.sun.star.form.component.CommandButton" xml:id="control9" form:id="control9" form:label="Ok" office:target-frame="" xlink:href="" form:image-data="" form:delay-for-repeat="PT0.050000000S" form:image-position="center">
              <form:properties>
                <form:property form:property-name="DefaultControl" office:value-type="string" office:string-value="com.sun.star.form.control.CommandButton"/>
              </form:properties>
            </form:button>
            <form:fixed-text form:name="Kembali" form:control-implementation="ooo:com.sun.star.form.component.FixedText" xml:id="control10" form:id="control10" form:label="Kembali"/>
            <form:button form:name="Pilihan" form:control-implementation="ooo:com.sun.star.form.component.CommandButton" xml:id="control11" form:id="control11" form:label="Pilihan" office:target-frame="" xlink:href="" form:image-data="" form:delay-for-repeat="PT0.050000000S" form:image-position="center">
              <form:properties>
                <form:property form:property-name="DefaultControl" office:value-type="string" office:string-value="com.sun.star.form.control.CommandButton"/>
                <form:property form:property-name="Repeat" office:value-type="boolean" office:boolean-value="true"/>
              </form:properties>
              <office:event-listeners>
                <script:event-listener script:language="ooo:script" script:event-name="dom:mousedown" xlink:href="vnd.sun.star.script:MainCode.FindContent.Snippet?language=Basic&amp;location=document" xlink:type="simple"/>
              </office:event-listeners>
            </form:button>
          </form:form>
        </office:forms>
        <table:shapes>
          <draw:control draw:z-index="0" draw:text-style-name="P1" svg:width="193.55pt" svg:height="22.59pt" svg:x="189.58pt" svg:y="41.3pt" draw:control="control1"/>
          <draw:control draw:z-index="1" draw:style-name="gr1" draw:text-style-name="P2" svg:width="131.1pt" svg:height="24.09pt" svg:x="14.06pt" svg:y="39.77pt" draw:control="control2"/>
          <draw:control draw:z-index="2" draw:text-style-name="P1" svg:width="193.55pt" svg:height="22.59pt" svg:x="189.69pt" svg:y="68.14pt" draw:control="control3"/>
          <draw:control draw:z-index="3" draw:style-name="gr1" draw:text-style-name="P2" svg:width="131.1pt" svg:height="24.09pt" svg:x="14.17pt" svg:y="67.38pt" draw:control="control4"/>
          <draw:control draw:z-index="4" draw:text-style-name="P1" svg:width="98.31pt" svg:height="22.59pt" svg:x="189.69pt" svg:y="95.22pt" draw:control="control5"/>
          <draw:control draw:z-index="5" draw:style-name="gr1" draw:text-style-name="P2" svg:width="131.1pt" svg:height="24.09pt" svg:x="14.17pt" svg:y="93.69pt" draw:control="control6"/>
          <draw:control draw:z-index="6" draw:text-style-name="P3" svg:width="54.65pt" svg:height="22.59pt" svg:x="395.69pt" svg:y="41.44pt" draw:control="control7"/>
          <draw:control draw:z-index="7" draw:style-name="gr2" draw:text-style-name="P1" svg:width="103.01pt" svg:height="23.36pt" svg:x="462.05pt" svg:y="29.37pt" draw:control="control8"/>
          <draw:control draw:z-index="8" draw:text-style-name="P3" svg:width="54.65pt" svg:height="22.59pt" svg:x="188.79pt" svg:y="128.38pt" draw:control="control9"/>
          <draw:control draw:z-index="9" draw:style-name="gr1" draw:text-style-name="P4" svg:width="49.18pt" svg:height="25.6pt" svg:x="182.15pt" svg:y="153.64pt" draw:control="control10"/>
          <draw:control draw:z-index="10" draw:text-style-name="P3" svg:width="56.41pt" svg:height="24.09pt" svg:x="395.21pt" svg:y="71.52pt" draw:control="control11"/>
        </table:shapes>
        <table:table-column table:style-name="co1" table:default-cell-style-name="ce1"/>
        <table:table-column table:style-name="co2" table:default-cell-style-name="Default"/>
        <table:table-column table:style-name="co3" table:default-cell-style-name="Default"/>
        <table:table-column table:style-name="co4" table:number-columns-repeated="3" table:default-cell-style-name="Default"/>
        <table:table-column table:style-name="co1" table:default-cell-style-name="ce1"/>
        <table:table-column table:style-name="co2" table:default-cell-style-name="Default"/>
        <table:table-column table:style-name="co3" table:default-cell-style-name="Default"/>
        <table:table-column table:style-name="co4" table:number-columns-repeated="13" table:default-cell-style-name="Default"/>
        <table:table-row table:style-name="ro1">
          <table:table-cell table:number-columns-repeated="6"/>
          <table:table-cell table:number-columns-spanned="16" table:number-rows-spanned="14"/>
          <table:covered-table-cell table:number-columns-repeated="15"/>
        </table:table-row>
        <table:table-row table:style-name="ro1">
          <table:table-cell table:number-columns-repeated="6"/>
          <table:covered-table-cell table:number-columns-repeated="16"/>
        </table:table-row>
        <table:table-row table:style-name="ro1">
          <table:table-cell table:number-columns-repeated="6"/>
          <table:covered-table-cell table:number-columns-repeated="16"/>
        </table:table-row>
        <table:table-row table:style-name="ro1">
          <table:table-cell table:number-columns-repeated="6"/>
          <table:covered-table-cell table:number-columns-repeated="16"/>
        </table:table-row>
        <table:table-row table:style-name="ro1">
          <table:table-cell table:number-columns-repeated="6"/>
          <table:covered-table-cell table:number-columns-repeated="16"/>
        </table:table-row>
        <table:table-row table:style-name="ro1">
          <table:table-cell table:number-columns-repeated="6"/>
          <table:covered-table-cell table:number-columns-repeated="16"/>
        </table:table-row>
        <table:table-row table:style-name="ro1">
          <table:table-cell table:number-columns-repeated="6"/>
          <table:covered-table-cell table:number-columns-repeated="16"/>
        </table:table-row>
        <table:table-row table:style-name="ro1">
          <table:table-cell table:number-columns-repeated="6"/>
          <table:covered-table-cell table:number-columns-repeated="16"/>
        </table:table-row>
        <table:table-row table:style-name="ro1">
          <table:table-cell table:number-columns-repeated="6"/>
          <table:covered-table-cell table:number-columns-repeated="16"/>
        </table:table-row>
        <table:table-row table:style-name="ro1">
          <table:table-cell table:number-columns-repeated="6"/>
          <table:covered-table-cell table:number-columns-repeated="16"/>
        </table:table-row>
        <table:table-row table:style-name="ro1">
          <table:table-cell table:number-columns-repeated="6"/>
          <table:covered-table-cell table:number-columns-repeated="16"/>
        </table:table-row>
        <table:table-row table:style-name="ro1">
          <table:table-cell table:number-columns-repeated="4"/>
          <table:table-cell table:style-name="ce1"/>
          <table:table-cell/>
          <table:covered-table-cell table:number-columns-repeated="16"/>
        </table:table-row>
        <table:table-row table:style-name="ro1">
          <table:table-cell table:number-columns-repeated="6"/>
          <table:covered-table-cell table:number-columns-repeated="16"/>
        </table:table-row>
        <table:table-row table:style-name="ro1">
          <table:table-cell table:number-columns-repeated="6"/>
          <table:covered-table-cell table:number-columns-repeated="16"/>
        </table:table-row>
        <table:table-row table:style-name="ro1">
          <table:table-cell office:value-type="string" calcext:value-type="string">
            <text:p>Kode Barang</text:p>
          </table:table-cell>
          <table:table-cell office:value-type="string" calcext:value-type="string">
            <text:p>Nama Barang</text:p>
          </table:table-cell>
          <table:table-cell office:value-type="string" calcext:value-type="string">
            <text:p>Satuan</text:p>
          </table:table-cell>
          <table:table-cell table:number-columns-repeated="3"/>
          <table:table-cell office:value-type="string" calcext:value-type="string">
            <text:p>Kode Barang</text:p>
          </table:table-cell>
          <table:table-cell office:value-type="string" calcext:value-type="string">
            <text:p>Nama Barang</text:p>
          </table:table-cell>
          <table:table-cell office:value-type="string" calcext:value-type="string">
            <text:p>Satuan</text:p>
          </table:table-cell>
          <table:table-cell table:number-columns-repeated="13"/>
        </table:table-row>
        <table:table-row table:style-name="ro1">
          <table:table-cell office:value-type="string" calcext:value-type="string">
            <text:p>Rumah</text:p>
          </table:table-cell>
          <table:table-cell table:number-columns-repeated="3"/>
          <table:table-cell table:style-name="ce3"/>
          <table:table-cell/>
          <table:table-cell office:value-type="string" calcext:value-type="string">
            <text:p>Rumah</text:p>
          </table:table-cell>
          <table:table-cell table:number-columns-repeated="15"/>
        </table:table-row>
        <table:table-row table:style-name="ro1">
          <table:table-cell office:value-type="string" calcext:value-type="string">
            <text:p>Sakit</text:p>
          </table:table-cell>
          <table:table-cell table:number-columns-repeated="5"/>
          <table:table-cell office:value-type="string" calcext:value-type="string">
            <text:p>Sakit</text:p>
          </table:table-cell>
          <table:table-cell table:number-columns-repeated="15"/>
        </table:table-row>
        <table:table-row table:style-name="ro1">
          <table:table-cell office:value-type="string" calcext:value-type="string">
            <text:p>Persada</text:p>
          </table:table-cell>
          <table:table-cell table:number-columns-repeated="5"/>
          <table:table-cell office:value-type="string" calcext:value-type="string">
            <text:p>Persada</text:p>
          </table:table-cell>
          <table:table-cell table:number-columns-repeated="15"/>
        </table:table-row>
        <table:table-row table:style-name="ro1">
          <table:table-cell office:value-type="string" calcext:value-type="string">
            <text:p>RR</text:p>
          </table:table-cell>
          <table:table-cell table:number-columns-repeated="5"/>
          <table:table-cell office:value-type="string" calcext:value-type="string">
            <text:p>RR</text:p>
          </table:table-cell>
          <table:table-cell table:number-columns-repeated="15"/>
        </table:table-row>
        <table:table-row table:style-name="ro1">
          <table:table-cell office:value-type="string" calcext:value-type="string">
            <text:p>Rumah</text:p>
          </table:table-cell>
          <table:table-cell table:number-columns-repeated="5"/>
          <table:table-cell office:value-type="string" calcext:value-type="string">
            <text:p>Rumah</text:p>
          </table:table-cell>
          <table:table-cell table:number-columns-repeated="15"/>
        </table:table-row>
        <table:table-row table:style-name="ro1">
          <table:table-cell office:value-type="string" calcext:value-type="string">
            <text:p>Rumah</text:p>
          </table:table-cell>
          <table:table-cell/>
          <table:table-cell table:style-name="ce2"/>
          <table:table-cell table:number-columns-repeated="3"/>
          <table:table-cell office:value-type="string" calcext:value-type="string">
            <text:p>Rumah</text:p>
          </table:table-cell>
          <table:table-cell/>
          <table:table-cell table:style-name="ce2"/>
          <table:table-cell table:number-columns-repeated="13"/>
        </table:table-row>
        <table:table-row table:style-name="ro1">
          <table:table-cell office:value-type="string" calcext:value-type="string">
            <text:p>Rumah</text:p>
          </table:table-cell>
          <table:table-cell table:number-columns-repeated="5"/>
          <table:table-cell office:value-type="string" calcext:value-type="string">
            <text:p>Rumah</text:p>
          </table:table-cell>
          <table:table-cell table:number-columns-repeated="15"/>
        </table:table-row>
        <table:table-row table:style-name="ro1">
          <table:table-cell office:value-type="string" calcext:value-type="string">
            <text:p>Rumah</text:p>
          </table:table-cell>
          <table:table-cell table:number-columns-repeated="5"/>
          <table:table-cell office:value-type="string" calcext:value-type="string">
            <text:p>Rumah</text:p>
          </table:table-cell>
          <table:table-cell table:number-columns-repeated="15"/>
        </table:table-row>
        <table:table-row table:style-name="ro1">
          <table:table-cell office:value-type="string" calcext:value-type="string">
            <text:p>Rumah</text:p>
          </table:table-cell>
          <table:table-cell table:number-columns-repeated="5"/>
          <table:table-cell office:value-type="string" calcext:value-type="string">
            <text:p>Rumah</text:p>
          </table:table-cell>
          <table:table-cell table:number-columns-repeated="15"/>
        </table:table-row>
        <table:table-row table:style-name="ro1" table:number-rows-repeated="1048551">
          <table:table-cell table:number-columns-repeated="22"/>
        </table:table-row>
        <table:table-row table:style-name="ro1">
          <table:table-cell table:number-columns-repeated="22"/>
        </table:table-row>
      </table:table>
      <table:table table:name="Penjualan" table:style-name="ta1">
        <table:table-column table:style-name="co4" table:default-cell-style-name="Default"/>
        <table:table-column table:style-name="co5" table:default-cell-style-name="Default"/>
        <table:table-column table:style-name="co4" table:default-cell-style-name="Default"/>
        <table:table-row table:style-name="ro1">
          <table:table-cell office:value-type="string" calcext:value-type="string">
            <text:p>Kode Trx</text:p>
          </table:table-cell>
          <table:table-cell office:value-type="string" calcext:value-type="string">
            <text:p>Nama Barang</text:p>
          </table:table-cell>
          <table:table-cell office:value-type="string" calcext:value-type="string">
            <text:p>Satuan</text:p>
          </table:table-cell>
        </table:table-row>
      </table:table>
      <table:table table:name="Pembelian" table:style-name="ta1">
        <table:table-column table:style-name="co4" table:default-cell-style-name="Default"/>
        <table:table-row table:style-name="ro1">
          <table:table-cell/>
        </table:table-row>
      </table:table>
      <table:table table:name="Tampilkan Data" table:style-name="ta1">
        <table:table-column table:style-name="co4" table:default-cell-style-name="Default"/>
        <table:table-row table:style-name="ro1">
          <table:table-cell/>
        </table:table-row>
      </table:table>
      <table:table table:name="Sheet5" table:style-name="ta1">
        <table:table-column table:style-name="co4" table:default-cell-style-name="Default"/>
        <table:table-row table:style-name="ro1">
          <table:table-cell/>
        </table:table-row>
      </table:table>
      <table:table table:name="Sheet6" table:style-name="ta1">
        <table:table-column table:style-name="co4" table:number-columns-repeated="3" table:default-cell-style-name="ce3"/>
        <table:table-row table:style-name="ro1">
          <table:table-cell office:value-type="float" office:value="75" calcext:value-type="float">
            <text:p>75</text:p>
          </table:table-cell>
          <table:table-cell table:style-name="ce5" table:number-columns-repeated="2"/>
        </table:table-row>
        <table:table-row table:style-name="ro1">
          <table:table-cell office:value-type="string" calcext:value-type="string">
            <text:p>Hello, world!</text:p>
          </table:table-cell>
          <table:table-cell table:style-name="ce5" table:number-columns-repeated="2"/>
        </table:table-row>
        <table:table-row table:style-name="ro1">
          <table:table-cell table:style-name="ce4" office:value-type="string" calcext:value-type="string">
            <text:p>Formula</text:p>
          </table:table-cell>
          <table:table-cell table:style-name="ce4" office:value-type="string" calcext:value-type="string">
            <text:p>Description</text:p>
          </table:table-cell>
          <table:table-cell table:style-name="ce4" office:value-type="string" calcext:value-type="string">
            <text:p>Result</text:p>
          </table:table-cell>
        </table:table-row>
        <table:table-row table:style-name="ro2">
          <table:table-cell table:formula="of:=CELL(&quot;row&quot;; [.A20])" office:value-type="float" office:value="20" calcext:value-type="float">
            <text:p>20</text:p>
          </table:table-cell>
          <table:table-cell office:value-type="string" calcext:value-type="string">
            <text:p>The row number of cell A20.</text:p>
          </table:table-cell>
          <table:table-cell office:value-type="float" office:value="20" calcext:value-type="float">
            <text:p>20</text:p>
          </table:table-cell>
        </table:table-row>
        <table:table-row table:style-name="ro3">
          <table:table-cell table:formula="of:=CELL(&quot;contents&quot;; [.A3])" office:value-type="string" office:string-value="Formula" calcext:value-type="string">
            <text:p>Formula</text:p>
          </table:table-cell>
          <table:table-cell office:value-type="string" calcext:value-type="string">
            <text:p>The contents of cell A3.</text:p>
          </table:table-cell>
          <table:table-cell office:value-type="string" calcext:value-type="string">
            <text:p>Hello, world!</text:p>
          </table:table-cell>
        </table:table-row>
        <table:table-row table:style-name="ro4">
          <table:table-cell table:formula="of:=CELL(&quot;type&quot;; [.A2])" office:value-type="string" office:string-value="l" calcext:value-type="string">
            <text:p>l</text:p>
          </table:table-cell>
          <table:table-cell office:value-type="string" calcext:value-type="string">
            <text:p>The data type of cell A2. A data type of "v" indicates value.</text:p>
          </table:table-cell>
          <table:table-cell office:value-type="string" calcext:value-type="string">
            <text:p>v</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ar" style:country-complex="SA"/>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7">00/00/0000</text:date>, <text:time style:data-style-name="N2" text:time-value="21:39:08.3514959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13:26:16.480679241</meta:creation-date>
    <meta:generator>LibreOffice/5.0.3.2$Linux_x86 LibreOffice_project/00m0$Build-2</meta:generator>
    <dc:date>2016-03-07T21:48:35.634489813</dc:date>
    <meta:editing-duration>PT1H9M27S</meta:editing-duration>
    <meta:editing-cycles>12</meta:editing-cycles>
    <meta:document-statistic meta:table-count="6" meta:cell-count="41" meta:object-count="11"/>
  </office:meta>
</office:document-meta>
</file>

<file path=Basic/InterfaceDialog/Module1.xml><?xml version="1.0" encoding="utf-8"?>
<!DOCTYPE module  PUBLIC '-//OpenOffice.org//DTD OfficeDocument 1.0//EN'  'module.dtd'>
<script:module xmlns:script="http://openoffice.org/2000/script" script:name="Module1" script:language="StarBasic">REM  *****  BASIC  *****

Sub Main

End Sub
</script:module>
</file>

<file path=Basic/InterfaceDialog/script-lb.xml><?xml version="1.0" encoding="utf-8"?>
<!DOCTYPE library  PUBLIC '-//OpenOffice.org//DTD OfficeDocument 1.0//EN'  'library.dtd'>
<library:library xmlns:library="http://openoffice.org/2000/library" library:name="InterfaceDialog" library:readonly="false" library:passwordprotected="false">
  <library:element library:name="Module1"/>
</library:library>
</file>

<file path=Basic/MainCode/FindContent.xml><?xml version="1.0" encoding="utf-8"?>
<!DOCTYPE module  PUBLIC '-//OpenOffice.org//DTD OfficeDocument 1.0//EN'  'module.dtd'>
<script:module xmlns:script="http://openoffice.org/2000/script" script:name="FindContent" script:language="StarBasic">REM  *****  BASIC  *****

Sub Main

End Sub

Sub ComboBoxVisible
  Dim oSheets As Variant
  Dim oObj1 As Variant
  Dim oDrawPage As Variant
  Dim oForms As Variant
  Dim oObj2 As Variant
  Dim oObj3 As Variant
  Dim oCurrentController As Variant
  Dim oControl As Variant
  Dim bBoolean As Boolean
  
 
  oSheets = ThisComponent.getSheets()
  oObj1 = oSheets.getByIndex(0)
  oDrawPage = oObj1.getDrawPage()
  
  oForms = oDrawPage.getForms()
  oObj2 = oForms.getByIndex(0)
  oObj3 = oObj2.getByName("DataBarang2")
  oObj4 = oObj2.getByName("DataBarang")
  
  oCurrentController = ThisComponent.getCurrentController()
  oControl = oCurrentController.getControl(oObj3)
  
  oControl1 = oCurrentController.getControl(oObj4)
  If oControl.isVisible() = False Then
  bBoolean = True
  Else
  bBoolean = False
  End if
  oControl.setVisible(bBoolean)
  oControl.isVisible()
  oControl.isVisible()
  oControl1.setVisible(bBoolean)
End Sub


Sub FindNext
  Dim oSheets As Variant
  Dim oObj1 As Variant
  Dim oObj2 As Variant
  Dim sSearchString As String
  Dim bSearchWords As Boolean
  Dim bSearchByRow As Boolean
  Dim oObj3 As Variant
  Dim oObj4 As Variant
  Dim nString As String 
  Dim cString As String
  Dim oObj5 As Variant
  Dim oObj6 As Variant
  cString = ThisComponent.CurrentSelection().String
  nString = ThisComponent.CurrentSelection().CellAddress.Column
  Print nString
  oSheets = ThisComponent.getSheets()
  oObj1 = oSheets.getByName("Data Barang")
  oObj2 = oObj1.createSearchDescriptor()

  oObj2.SearchWords = False
  oObj2.SearchByRow = True
  oObj2.SearchString = cString
  
  Rem  Print cString ' Tes
  oObj3 = oObj1.findFirst(oObj2)
  If Isnull(oObj3) Or cString = "" Then Exit Sub
  MsgBox(oObj3.String,0,"ok")
  
  Rem print oObj3.String
  Do While Not Isnull (oObj3) 
  
  Rem oObj3.CharWeight = com.sun.star.awt.FontWeight.BOLD ' to add bold
  oObj3 = oObj1.findNext(oObj3,oObj2)
  If Isnull(oObj3) Then Exit Sub
  MsgBox(oObj3.String,0,"ok")
  Loop
End Sub

Sub Snippet
  Dim oCurrentController As Variant
  Dim oSheets As Variant
  Dim oObj1 As Variant
  Dim oCellRangeByName As Variant
  Dim aRangeAddress As New com.sun.star.table.CellRangeAddress
  Dim oObj2 As Variant
  Dim oCellRangeByName2 As Variant
  Dim aCellAddress As New com.sun.star.table.CellAddress
  Dim oObj3 As Variant

  oCurrentController = ThisComponent.getCurrentController()
  oSheets = ThisComponent.getSheets()
  oObj1 = oSheets.getByName("Data Barang")
  
  oCellRangeByName = oObj1.getCellRangeByName("A15:C1000000")
  aRangeAddress = oCellRangeByName.getRangeAddress()
  oObj2 = oSheets.getByName("Data Barang")
  
  oCellRangeByName2 = oObj2.getCellRangeByName("G15")
  aCellAddress = oCellRangeByName2.getCellAddress()
  oObj3 = oSheets.getByIndex(0)
  
  oObj3.copyRange(aCellAddress, aRangeAddress)
End Sub

</script:module>
</file>

<file path=Basic/MainCode/Module1.xml><?xml version="1.0" encoding="utf-8"?>
<!DOCTYPE module  PUBLIC '-//OpenOffice.org//DTD OfficeDocument 1.0//EN'  'module.dtd'>
<script:module xmlns:script="http://openoffice.org/2000/script" script:name="Module1" script:language="StarBasic">REM  *****  BASIC  *****

Sub Main

End Sub
</script:module>
</file>

<file path=Basic/MainCode/script-lb.xml><?xml version="1.0" encoding="utf-8"?>
<!DOCTYPE library  PUBLIC '-//OpenOffice.org//DTD OfficeDocument 1.0//EN'  'library.dtd'>
<library:library xmlns:library="http://openoffice.org/2000/library" library:name="MainCode" library:readonly="false" library:passwordprotected="false">
  <library:element library:name="FindContent"/>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nterfaceDialog" library:link="false"/>
  <library:library library:name="MainCode" library:link="false"/>
</library:libraries>
</file>

<file path=Dialogs/InterfaceDialog/DlgDatBarang.xml><?xml version="1.0" encoding="utf-8"?>
<!DOCTYPE window  PUBLIC '-//OpenOffice.org//DTD OfficeDocument 1.0//EN'  'dialog.dtd'>
<dlg:window xmlns:dlg="http://openoffice.org/2000/dialog" xmlns:script="http://openoffice.org/2000/script" dlg:id="DlgDatBarang" dlg:left="58" dlg:top="10" dlg:width="120" dlg:height="53" dlg:closeable="true" dlg:moveable="true">
  <dlg:bulletinboard>
    <dlg:text dlg:id="rTanggal" dlg:tab-index="0" dlg:left="4" dlg:top="10" dlg:width="50" dlg:height="12" dlg:value="Rentang Tanggal S/D" dlg:align="center" dlg:valign="center"/>
    <dlg:formattedfield dlg:id="TglAwal" dlg:tab-index="1" dlg:left="62" dlg:top="3" dlg:width="54" dlg:height="12" dlg:spin="true" dlg:value-min="42370" dlg:format-code="D MMM YYYY" dlg:format-locale="id;ID"/>
    <dlg:button dlg:id="bOk" dlg:tab-index="4" dlg:left="86" dlg:top="34" dlg:width="30" dlg:height="15" dlg:value="Ok" dlg:button-type="ok"/>
    <dlg:button dlg:id="bBatal" dlg:tab-index="3" dlg:left="52" dlg:top="34" dlg:width="30" dlg:height="15" dlg:value="Batal"/>
    <dlg:formattedfield dlg:id="TglAkhir" dlg:tab-index="2" dlg:left="62" dlg:top="18" dlg:width="54" dlg:height="12" dlg:spin="true" dlg:value-min="42370" dlg:format-code="D MMM YYYY" dlg:format-locale="id;ID"/>
  </dlg:bulletinboard>
</dlg:window>
</file>

<file path=Dialogs/InterfaceDialog/dialog-lb.xml><?xml version="1.0" encoding="utf-8"?>
<!DOCTYPE library  PUBLIC '-//OpenOffice.org//DTD OfficeDocument 1.0//EN'  'library.dtd'>
<library:library xmlns:library="http://openoffice.org/2000/library" library:name="InterfaceDialog" library:readonly="false" library:passwordprotected="false">
  <library:element library:name="DlgDatBarang"/>
</library:library>
</file>

<file path=Dialogs/MainCode/dialog-lb.xml><?xml version="1.0" encoding="utf-8"?>
<!DOCTYPE library  PUBLIC '-//OpenOffice.org//DTD OfficeDocument 1.0//EN'  'library.dtd'>
<library:library xmlns:library="http://openoffice.org/2000/library" library:name="MainCod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nterfaceDialog" library:link="false"/>
  <library:library library:name="MainCode" library:link="false"/>
</library:libraries>
</file>